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79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/>
    <style:style style:name="ce2" style:family="table-cell" style:parent-style-name="Default" style:data-style-name="N119"/>
  </office:automatic-styles>
  <office:body>
    <office:spreadsheet>
      <table:table table:name="AD7192BRUZ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MCLK1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CLK2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CLK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\S\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3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2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1/REFIN2+</text:p>
          </table:table-cell>
          <table:table-cell office:value-type="string">
            <text:p>I/O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0/REFIN2-</text:p>
          </table:table-cell>
          <table:table-cell office:value-type="string">
            <text:p>I/O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NC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INCOM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AIN1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IN2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AIN3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IN4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REFIN1+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REFIN1-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BPDSW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AGND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DGND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AVDD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DVDD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S\Y\N\C\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DOUT/R\D\Y\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DIN</text:p>
          </table:table-cell>
          <table:table-cell office:value-type="string">
            <text:p>Input</text:p>
          </table:table-cell>
        </table:table-row>
      </table:table>
      <table:table table:name="ADuM1400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VD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N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IA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VIB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VIC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VID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NC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GN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GND2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VE2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VOD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VOC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VOB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VOA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GND2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VDD2</text:p>
          </table:table-cell>
          <table:table-cell office:value-type="string">
            <text:p>Power</text:p>
          </table:table-cell>
        </table:table-row>
      </table:table>
      <table:table table:name="ADuM1401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VD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N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IA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VIB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VIC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VOD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VE1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GN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GND2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VE2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VID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VOC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VOB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VOA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GND2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VDD2</text:p>
          </table:table-cell>
          <table:table-cell office:value-type="string">
            <text:p>Power</text:p>
          </table:table-cell>
        </table:table-row>
      </table:table>
      <table:table table:name="ADuM1402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VD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N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IA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VIB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VOC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VOD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VE1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GN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GND2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VE2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VID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VIC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VOB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VOA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GND2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VDD2</text:p>
          </table:table-cell>
          <table:table-cell office:value-type="string">
            <text:p>Power</text:p>
          </table:table-cell>
        </table:table-row>
      </table:table>
      <table:table table:name="ADuM1300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VD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N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IA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VIB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VIC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NC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NC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GN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GND2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VE2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C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VOC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VOB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VOA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GND2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VDD2</text:p>
          </table:table-cell>
          <table:table-cell office:value-type="string">
            <text:p>Power</text:p>
          </table:table-cell>
        </table:table-row>
      </table:table>
      <table:table table:name="ADuM1301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VD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N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IA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VIB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VOC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NC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VE1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GN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GND2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VE2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C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VIC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VOB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VOA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GND2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VDD2</text:p>
          </table:table-cell>
          <table:table-cell office:value-type="string">
            <text:p>Power</text:p>
          </table:table-cell>
        </table:table-row>
      </table:table>
      <table:table table:name="WT12-A" table:style-name="ta1" table:print="false">
        <table:table-column table:style-name="co1" table:number-columns-repeated="4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GND</text:p>
          </table:table-cell>
          <table:table-cell office:value-type="string">
            <text:p>Power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VDD</text:p>
          </table:table-cell>
          <table:table-cell office:value-type="string">
            <text:p>Power</text:p>
          </table:table-cell>
          <table:table-cell table:formula="of:=[.D1]-2.5" office:value-type="float" office:value="-2.5">
            <text:p>-2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IO2</text:p>
          </table:table-cell>
          <table:table-cell office:value-type="string">
            <text:p>I/O</text:p>
          </table:table-cell>
          <table:table-cell table:formula="of:=[.D2]-2.5" office:value-type="float" office:value="-5">
            <text:p>-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IO3</text:p>
          </table:table-cell>
          <table:table-cell office:value-type="string">
            <text:p>I/O</text:p>
          </table:table-cell>
          <table:table-cell table:formula="of:=[.D3]-2.5" office:value-type="float" office:value="-7.5">
            <text:p>-7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NRTS</text:p>
          </table:table-cell>
          <table:table-cell office:value-type="string">
            <text:p>Output</text:p>
          </table:table-cell>
          <table:table-cell table:formula="of:=[.D4]-2.5" office:value-type="float" office:value="-10">
            <text:p>-1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RXD</text:p>
          </table:table-cell>
          <table:table-cell office:value-type="string">
            <text:p>Input</text:p>
          </table:table-cell>
          <table:table-cell table:formula="of:=[.D5]-2.5" office:value-type="float" office:value="-12.5">
            <text:p>-12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CMO</text:p>
          </table:table-cell>
          <table:table-cell office:value-type="string">
            <text:p>Output</text:p>
          </table:table-cell>
          <table:table-cell table:formula="of:=[.D6]-2.5" office:value-type="float" office:value="-15">
            <text:p>-1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USB_D+</text:p>
          </table:table-cell>
          <table:table-cell office:value-type="string">
            <text:p>I/O</text:p>
          </table:table-cell>
          <table:table-cell table:formula="of:=[.D7]-2.5" office:value-type="float" office:value="-17.5">
            <text:p>-17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USB_D-</text:p>
          </table:table-cell>
          <table:table-cell office:value-type="string">
            <text:p>I/O</text:p>
          </table:table-cell>
          <table:table-cell table:formula="of:=[.D8]-2.5" office:value-type="float" office:value="-20">
            <text:p>-2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NCTS</text:p>
          </table:table-cell>
          <table:table-cell office:value-type="string">
            <text:p>Input</text:p>
          </table:table-cell>
          <table:table-cell table:formula="of:=[.D9]-2.5" office:value-type="float" office:value="-22.5">
            <text:p>-22.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CMI</text:p>
          </table:table-cell>
          <table:table-cell office:value-type="string">
            <text:p>Input</text:p>
          </table:table-cell>
          <table:table-cell table:formula="of:=[.D10]-2.5" office:value-type="float" office:value="-25">
            <text:p>-2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CMC</text:p>
          </table:table-cell>
          <table:table-cell office:value-type="string">
            <text:p>I/O</text:p>
          </table:table-cell>
          <table:table-cell table:formula="of:=[.D11]-2.5" office:value-type="float" office:value="-27.5">
            <text:p>-27.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CMS</text:p>
          </table:table-cell>
          <table:table-cell office:value-type="string">
            <text:p>I/O</text:p>
          </table:table-cell>
          <table:table-cell table:formula="of:=[.D12]-2.5" office:value-type="float" office:value="-30">
            <text:p>-3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GND</text:p>
          </table:table-cell>
          <table:table-cell office:value-type="string">
            <text:p>Power</text:p>
          </table:table-cell>
          <table:table-cell table:formula="of:=[.D13]-2.5" office:value-type="float" office:value="-32.5">
            <text:p>-32.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GND</text:p>
          </table:table-cell>
          <table:table-cell office:value-type="string">
            <text:p>Power</text:p>
          </table:table-cell>
          <table:table-cell table:formula="of:=[.D14]-2.5" office:value-type="float" office:value="-35">
            <text:p>-3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VDD</text:p>
          </table:table-cell>
          <table:table-cell office:value-type="string">
            <text:p>Power</text:p>
          </table:table-cell>
          <table:table-cell table:formula="of:=[.D15]-2.5" office:value-type="float" office:value="-37.5">
            <text:p>-37.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RES</text:p>
          </table:table-cell>
          <table:table-cell office:value-type="string">
            <text:p>Input</text:p>
          </table:table-cell>
          <table:table-cell table:formula="of:=[.D16]-2.5" office:value-type="float" office:value="-40">
            <text:p>-4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PIO6</text:p>
          </table:table-cell>
          <table:table-cell office:value-type="string">
            <text:p>I/O</text:p>
          </table:table-cell>
          <table:table-cell table:formula="of:=[.D17]-2.5" office:value-type="float" office:value="-42.5">
            <text:p>-42.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PIO7</text:p>
          </table:table-cell>
          <table:table-cell office:value-type="string">
            <text:p>I/O</text:p>
          </table:table-cell>
          <table:table-cell table:formula="of:=[.D18]-2.5" office:value-type="float" office:value="-45">
            <text:p>-4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PIO4</text:p>
          </table:table-cell>
          <table:table-cell office:value-type="string">
            <text:p>I/O</text:p>
          </table:table-cell>
          <table:table-cell table:formula="of:=[.D19]-2.5" office:value-type="float" office:value="-47.5">
            <text:p>-47.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NCSB</text:p>
          </table:table-cell>
          <table:table-cell office:value-type="string">
            <text:p>Input</text:p>
          </table:table-cell>
          <table:table-cell table:formula="of:=[.D20]-2.5" office:value-type="float" office:value="-50">
            <text:p>-5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SCLK</text:p>
          </table:table-cell>
          <table:table-cell office:value-type="string">
            <text:p>Input</text:p>
          </table:table-cell>
          <table:table-cell table:formula="of:=[.D21]-2.5" office:value-type="float" office:value="-52.5">
            <text:p>-52.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MISO</text:p>
          </table:table-cell>
          <table:table-cell office:value-type="string">
            <text:p>Output</text:p>
          </table:table-cell>
          <table:table-cell table:formula="of:=[.D22]-2.5" office:value-type="float" office:value="-55">
            <text:p>-5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MOSI</text:p>
          </table:table-cell>
          <table:table-cell office:value-type="string">
            <text:p>Input</text:p>
          </table:table-cell>
          <table:table-cell table:formula="of:=[.D23]-2.5" office:value-type="float" office:value="-57.5">
            <text:p>-57.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IO5</text:p>
          </table:table-cell>
          <table:table-cell office:value-type="string">
            <text:p>I/O</text:p>
          </table:table-cell>
          <table:table-cell table:formula="of:=[.D24]-2.5" office:value-type="float" office:value="-60">
            <text:p>-6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TXD</text:p>
          </table:table-cell>
          <table:table-cell office:value-type="string">
            <text:p>Output</text:p>
          </table:table-cell>
          <table:table-cell table:formula="of:=[.D25]-2.5" office:value-type="float" office:value="-62.5">
            <text:p>-62.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NC</text:p>
          </table:table-cell>
          <table:table-cell office:value-type="string">
            <text:p>Passive</text:p>
          </table:table-cell>
          <table:table-cell table:formula="of:=[.D26]-2.5" office:value-type="float" office:value="-65">
            <text:p>-6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GND</text:p>
          </table:table-cell>
          <table:table-cell office:value-type="string">
            <text:p>Power</text:p>
          </table:table-cell>
          <table:table-cell table:formula="of:=[.D27]-2.5" office:value-type="float" office:value="-67.5">
            <text:p>-67.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GND </text:p>
          </table:table-cell>
          <table:table-cell office:value-type="string">
            <text:p>Power</text:p>
          </table:table-cell>
          <table:table-cell table:formula="of:=[.D28]-2.5" office:value-type="float" office:value="-70">
            <text:p>-7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RF</text:p>
          </table:table-cell>
          <table:table-cell office:value-type="string">
            <text:p>I/O</text:p>
          </table:table-cell>
          <table:table-cell table:formula="of:=[.D29]-2.5" office:value-type="float" office:value="-72.5">
            <text:p>-72.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GND</text:p>
          </table:table-cell>
          <table:table-cell office:value-type="string">
            <text:p>Power</text:p>
          </table:table-cell>
          <table:table-cell table:formula="of:=[.D30]-2.5" office:value-type="float" office:value="-75">
            <text:p>-75</text:p>
          </table:table-cell>
        </table:table-row>
      </table:table>
      <table:table table:name="W5500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TXN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XP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GND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VDD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RXN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RXP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DNC </text:p>
          </table:table-cell>
          <table:table-cell office:value-type="string">
            <text:p>I/O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VDD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AGND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EXRES1</text:p>
          </table:table-cell>
          <table:table-cell office:value-type="string">
            <text:p>I/O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AVDD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NC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NC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GND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VDD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AGND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AVDD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VBG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AGND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TOCAP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AVDD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1V2O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RSVD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SPDLED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LINKLED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DUPLED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ACTLED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VDD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GND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XI/CLKIN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XO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SCSn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SCLK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MISO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MOSI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INTn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RSTn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RSVD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RSVD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RSVD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RSVD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RSVD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PMODE2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PMODE1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PMODE0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NC 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NC 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AGND</text:p>
          </table:table-cell>
          <table:table-cell office:value-type="string">
            <text:p>Power</text:p>
          </table:table-cell>
        </table:table-row>
      </table:table>
      <table:table table:name="MFRC52202HN1" table:style-name="ta1" table:print="false">
        <table:table-column table:style-name="co1" table:number-columns-repeated="4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I2C</text:p>
          </table:table-cell>
          <table:table-cell office:value-type="string">
            <text:p>Input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VDD</text:p>
          </table:table-cell>
          <table:table-cell office:value-type="string">
            <text:p>Power</text:p>
          </table:table-cell>
          <table:table-cell table:formula="of:=[.D1]-2.5" office:value-type="float" office:value="-2.5">
            <text:p>-2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VDD</text:p>
          </table:table-cell>
          <table:table-cell office:value-type="string">
            <text:p>Power</text:p>
          </table:table-cell>
          <table:table-cell table:formula="of:=[.D2]-2.5" office:value-type="float" office:value="-5">
            <text:p>-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VSS</text:p>
          </table:table-cell>
          <table:table-cell office:value-type="string">
            <text:p>Power</text:p>
          </table:table-cell>
          <table:table-cell table:formula="of:=[.D3]-2.5" office:value-type="float" office:value="-7.5">
            <text:p>-7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VSS</text:p>
          </table:table-cell>
          <table:table-cell office:value-type="string">
            <text:p>Power</text:p>
          </table:table-cell>
          <table:table-cell table:formula="of:=[.D4]-2.5" office:value-type="float" office:value="-10">
            <text:p>-1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NRSTPD</text:p>
          </table:table-cell>
          <table:table-cell office:value-type="string">
            <text:p>Input</text:p>
          </table:table-cell>
          <table:table-cell table:formula="of:=[.D5]-2.5" office:value-type="float" office:value="-12.5">
            <text:p>-12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FIN</text:p>
          </table:table-cell>
          <table:table-cell office:value-type="string">
            <text:p>Input</text:p>
          </table:table-cell>
          <table:table-cell table:formula="of:=[.D6]-2.5" office:value-type="float" office:value="-15">
            <text:p>-1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FOUT</text:p>
          </table:table-cell>
          <table:table-cell office:value-type="string">
            <text:p>Output</text:p>
          </table:table-cell>
          <table:table-cell table:formula="of:=[.D7]-2.5" office:value-type="float" office:value="-17.5">
            <text:p>-17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VDD</text:p>
          </table:table-cell>
          <table:table-cell office:value-type="string">
            <text:p>Power</text:p>
          </table:table-cell>
          <table:table-cell table:formula="of:=[.D8]-2.5" office:value-type="float" office:value="-20">
            <text:p>-2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TVSS</text:p>
          </table:table-cell>
          <table:table-cell office:value-type="string">
            <text:p>Power</text:p>
          </table:table-cell>
          <table:table-cell table:formula="of:=[.D9]-2.5" office:value-type="float" office:value="-22.5">
            <text:p>-22.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TX1</text:p>
          </table:table-cell>
          <table:table-cell office:value-type="string">
            <text:p>Output</text:p>
          </table:table-cell>
          <table:table-cell table:formula="of:=[.D10]-2.5" office:value-type="float" office:value="-25">
            <text:p>-2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TVDD</text:p>
          </table:table-cell>
          <table:table-cell office:value-type="string">
            <text:p>Power</text:p>
          </table:table-cell>
          <table:table-cell table:formula="of:=[.D11]-2.5" office:value-type="float" office:value="-27.5">
            <text:p>-27.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TX2</text:p>
          </table:table-cell>
          <table:table-cell office:value-type="string">
            <text:p>Output</text:p>
          </table:table-cell>
          <table:table-cell table:formula="of:=[.D12]-2.5" office:value-type="float" office:value="-30">
            <text:p>-3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TVSS</text:p>
          </table:table-cell>
          <table:table-cell office:value-type="string">
            <text:p>Power</text:p>
          </table:table-cell>
          <table:table-cell table:formula="of:=[.D13]-2.5" office:value-type="float" office:value="-32.5">
            <text:p>-32.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VDD</text:p>
          </table:table-cell>
          <table:table-cell office:value-type="string">
            <text:p>Power</text:p>
          </table:table-cell>
          <table:table-cell table:formula="of:=[.D14]-2.5" office:value-type="float" office:value="-35">
            <text:p>-3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VMID</text:p>
          </table:table-cell>
          <table:table-cell office:value-type="string">
            <text:p>Power</text:p>
          </table:table-cell>
          <table:table-cell table:formula="of:=[.D15]-2.5" office:value-type="float" office:value="-37.5">
            <text:p>-37.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RX</text:p>
          </table:table-cell>
          <table:table-cell office:value-type="string">
            <text:p>Input</text:p>
          </table:table-cell>
          <table:table-cell table:formula="of:=[.D16]-2.5" office:value-type="float" office:value="-40">
            <text:p>-4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AVSS</text:p>
          </table:table-cell>
          <table:table-cell office:value-type="string">
            <text:p>Power</text:p>
          </table:table-cell>
          <table:table-cell table:formula="of:=[.D17]-2.5" office:value-type="float" office:value="-42.5">
            <text:p>-42.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AUX1</text:p>
          </table:table-cell>
          <table:table-cell office:value-type="string">
            <text:p>Output</text:p>
          </table:table-cell>
          <table:table-cell table:formula="of:=[.D18]-2.5" office:value-type="float" office:value="-45">
            <text:p>-4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AUX2</text:p>
          </table:table-cell>
          <table:table-cell office:value-type="string">
            <text:p>Output</text:p>
          </table:table-cell>
          <table:table-cell table:formula="of:=[.D19]-2.5" office:value-type="float" office:value="-47.5">
            <text:p>-47.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OSCIN</text:p>
          </table:table-cell>
          <table:table-cell office:value-type="string">
            <text:p>Input</text:p>
          </table:table-cell>
          <table:table-cell table:formula="of:=[.D20]-2.5" office:value-type="float" office:value="-50">
            <text:p>-5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OSCOUT</text:p>
          </table:table-cell>
          <table:table-cell office:value-type="string">
            <text:p>Output</text:p>
          </table:table-cell>
          <table:table-cell table:formula="of:=[.D21]-2.5" office:value-type="float" office:value="-52.5">
            <text:p>-52.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IRQ</text:p>
          </table:table-cell>
          <table:table-cell office:value-type="string">
            <text:p>Output</text:p>
          </table:table-cell>
          <table:table-cell table:formula="of:=[.D22]-2.5" office:value-type="float" office:value="-55">
            <text:p>-5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SDA</text:p>
          </table:table-cell>
          <table:table-cell office:value-type="string">
            <text:p>Input</text:p>
          </table:table-cell>
          <table:table-cell table:formula="of:=[.D23]-2.5" office:value-type="float" office:value="-57.5">
            <text:p>-57.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D1</text:p>
          </table:table-cell>
          <table:table-cell office:value-type="string">
            <text:p>I/O</text:p>
          </table:table-cell>
          <table:table-cell table:formula="of:=[.D24]-2.5" office:value-type="float" office:value="-60">
            <text:p>-6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D2</text:p>
          </table:table-cell>
          <table:table-cell office:value-type="string">
            <text:p>I/O</text:p>
          </table:table-cell>
          <table:table-cell table:formula="of:=[.D25]-2.5" office:value-type="float" office:value="-62.5">
            <text:p>-62.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D3</text:p>
          </table:table-cell>
          <table:table-cell office:value-type="string">
            <text:p>I/O</text:p>
          </table:table-cell>
          <table:table-cell table:formula="of:=[.D26]-2.5" office:value-type="float" office:value="-65">
            <text:p>-6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D4</text:p>
          </table:table-cell>
          <table:table-cell office:value-type="string">
            <text:p>I/O</text:p>
          </table:table-cell>
          <table:table-cell table:formula="of:=[.D27]-2.5" office:value-type="float" office:value="-67.5">
            <text:p>-67.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D5</text:p>
          </table:table-cell>
          <table:table-cell office:value-type="string">
            <text:p>I/O</text:p>
          </table:table-cell>
          <table:table-cell table:formula="of:=[.D28]-2.5" office:value-type="float" office:value="-70">
            <text:p>-7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D6</text:p>
          </table:table-cell>
          <table:table-cell office:value-type="string">
            <text:p>I/O</text:p>
          </table:table-cell>
          <table:table-cell table:formula="of:=[.D29]-2.5" office:value-type="float" office:value="-72.5">
            <text:p>-72.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D7</text:p>
          </table:table-cell>
          <table:table-cell office:value-type="string">
            <text:p>I/O</text:p>
          </table:table-cell>
          <table:table-cell table:formula="of:=[.D30]-2.5" office:value-type="float" office:value="-75">
            <text:p>-7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EA</text:p>
          </table:table-cell>
          <table:table-cell office:value-type="string">
            <text:p>Input</text:p>
          </table:table-cell>
          <table:table-cell table:formula="of:=[.D31]-2.5" office:value-type="float" office:value="-77.5">
            <text:p>-77.5</text:p>
          </table:table-cell>
        </table:table-row>
      </table:table>
      <table:table table:name="FT230XS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TXD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TS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CCIO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XD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GND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TS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BUS2</text:p>
          </table:table-cell>
          <table:table-cell office:value-type="string">
            <text:p>I/O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USBDP</text:p>
          </table:table-cell>
          <table:table-cell office:value-type="string">
            <text:p>I/O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USBDM</text:p>
          </table:table-cell>
          <table:table-cell office:value-type="string">
            <text:p>I/O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3V3OUT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RESET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VCC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GND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BUS1</text:p>
          </table:table-cell>
          <table:table-cell office:value-type="string">
            <text:p>I/O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BUS0</text:p>
          </table:table-cell>
          <table:table-cell office:value-type="string">
            <text:p>I/O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CBUS3</text:p>
          </table:table-cell>
          <table:table-cell office:value-type="string">
            <text:p>I/O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>
            <text:p>E1</text:p>
          </table:table-cell>
          <table:table-cell office:value-type="float" office:value="0.154">
            <text:p>0.154</text:p>
          </table:table-cell>
          <table:table-cell table:style-name="ce1" table:formula="of:=[.B20]*25.4" office:value-type="float" office:value="3.9116">
            <text:p>3.9</text:p>
          </table:table-cell>
        </table:table-row>
        <table:table-row table:style-name="ro1">
          <table:table-cell/>
          <table:table-cell table:formula="of:=[.B20]/2" office:value-type="float" office:value="0.077">
            <text:p>0.077</text:p>
          </table:table-cell>
          <table:table-cell table:style-name="ce1" table:formula="of:=[.B21]*25.4" office:value-type="float" office:value="1.9558">
            <text:p>2.0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float" office:value="0.193">
            <text:p>0.193</text:p>
          </table:table-cell>
          <table:table-cell table:style-name="ce1" table:formula="of:=[.B22]*25.4" office:value-type="float" office:value="4.9022">
            <text:p>4.9</text:p>
          </table:table-cell>
        </table:table-row>
        <table:table-row table:style-name="ro1">
          <table:table-cell/>
          <table:table-cell table:formula="of:=[.B22]/2" office:value-type="float" office:value="0.0965">
            <text:p>0.0965</text:p>
          </table:table-cell>
          <table:table-cell table:style-name="ce1" table:formula="of:=[.B23]*25.4" office:value-type="float" office:value="2.4511">
            <text:p>2.5</text:p>
          </table:table-cell>
        </table:table-row>
        <table:table-row table:style-name="ro1">
          <table:table-cell office:value-type="string">
            <text:p>E1</text:p>
          </table:table-cell>
          <table:table-cell office:value-type="float" office:value="0.236">
            <text:p>0.236</text:p>
          </table:table-cell>
          <table:table-cell table:style-name="ce1" table:formula="of:=[.B24]*25.4" office:value-type="float" office:value="5.9944">
            <text:p>6.0</text:p>
          </table:table-cell>
        </table:table-row>
        <table:table-row table:style-name="ro1">
          <table:table-cell/>
          <table:table-cell table:formula="of:=[.B24]/2" office:value-type="float" office:value="0.118">
            <text:p>0.118</text:p>
          </table:table-cell>
          <table:table-cell table:style-name="ce1" table:formula="of:=[.B25]*25.4" office:value-type="float" office:value="2.9972">
            <text:p>3.0</text:p>
          </table:table-cell>
        </table:table-row>
        <table:table-row table:style-name="ro1">
          <table:table-cell office:value-type="string">
            <text:p>L</text:p>
          </table:table-cell>
          <table:table-cell office:value-type="float" office:value="0.05">
            <text:p>0.05</text:p>
          </table:table-cell>
          <table:table-cell table:style-name="ce1" table:formula="of:=[.B26]*25.4" office:value-type="float" office:value="1.27">
            <text:p>1.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float" office:value="0.06">
            <text:p>0.06</text:p>
          </table:table-cell>
          <table:table-cell table:style-name="ce1" table:formula="of:=[.B27]*25.4" office:value-type="float" office:value="1.524">
            <text:p>1.5</text:p>
          </table:table-cell>
        </table:table-row>
        <table:table-row table:style-name="ro1">
          <table:table-cell office:value-type="string">
            <text:p>e</text:p>
          </table:table-cell>
          <table:table-cell office:value-type="float" office:value="0.025">
            <text:p>0.025</text:p>
          </table:table-cell>
          <table:table-cell table:style-name="ce2" table:formula="of:=[.B28]*25.4" office:value-type="float" office:value="0.635">
            <text:p>0.635</text:p>
          </table:table-cell>
        </table:table-row>
        <table:table-row table:style-name="ro1">
          <table:table-cell office:value-type="string">
            <text:p>offset</text:p>
          </table:table-cell>
          <table:table-cell/>
          <table:table-cell office:value-type="float" office:value="-4.5">
            <text:p>-4.5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table:formula="of:=([.A30]+[.$C$29])*[.$C$28]" office:value-type="float" office:value="-2.2225">
            <text:p>-2.2225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table:formula="of:=([.A31]+[.$C$29])*[.$C$28]" office:value-type="float" office:value="-1.5875">
            <text:p>-1.5875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table:formula="of:=([.A32]+[.$C$29])*[.$C$28]" office:value-type="float" office:value="-0.9525">
            <text:p>-0.9525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  <table:table-cell table:formula="of:=([.A33]+[.$C$29])*[.$C$28]" office:value-type="float" office:value="-0.3175">
            <text:p>-0.3175</text:p>
          </table:table-cell>
        </table:table-row>
        <table:table-row table:style-name="ro1">
          <table:table-cell office:value-type="float" office:value="5">
            <text:p>5</text:p>
          </table:table-cell>
          <table:table-cell/>
          <table:table-cell table:formula="of:=([.A34]+[.$C$29])*[.$C$28]" office:value-type="float" office:value="0.3175">
            <text:p>0.3175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table:formula="of:=([.A35]+[.$C$29])*[.$C$28]" office:value-type="float" office:value="0.9525">
            <text:p>0.9525</text:p>
          </table:table-cell>
        </table:table-row>
        <table:table-row table:style-name="ro1">
          <table:table-cell office:value-type="float" office:value="7">
            <text:p>7</text:p>
          </table:table-cell>
          <table:table-cell/>
          <table:table-cell table:formula="of:=([.A36]+[.$C$29])*[.$C$28]" office:value-type="float" office:value="1.5875">
            <text:p>1.5875</text:p>
          </table:table-cell>
        </table:table-row>
        <table:table-row table:style-name="ro1">
          <table:table-cell office:value-type="float" office:value="8">
            <text:p>8</text:p>
          </table:table-cell>
          <table:table-cell/>
          <table:table-cell table:formula="of:=([.A37]+[.$C$29])*[.$C$28]" office:value-type="float" office:value="2.2225">
            <text:p>2.2225</text:p>
          </table:table-cell>
        </table:table-row>
      </table:table>
      <table:table table:name="LM43603PWP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SW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W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BOOT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VCC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IAS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YNC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RT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GOOD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FB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GND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S/TRK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EN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VIN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VIN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GND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GND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PAD</text:p>
          </table:table-cell>
          <table:table-cell office:value-type="string">
            <text:p>Power</text:p>
          </table:table-cell>
        </table:table-row>
      </table:table>
      <table:table table:name="STM32F427xx LQFP100" table:style-name="ta1" table:print="false">
        <table:table-column table:style-name="co1" table:number-columns-repeated="4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PE2</text:p>
          </table:table-cell>
          <table:table-cell office:value-type="string">
            <text:p>I/O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E3</text:p>
          </table:table-cell>
          <table:table-cell office:value-type="string">
            <text:p>I/O</text:p>
          </table:table-cell>
          <table:table-cell table:formula="of:=[.D1]-2.5" office:value-type="float" office:value="-2.5">
            <text:p>-2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E4</text:p>
          </table:table-cell>
          <table:table-cell office:value-type="string">
            <text:p>I/O</text:p>
          </table:table-cell>
          <table:table-cell table:formula="of:=[.D2]-2.5" office:value-type="float" office:value="-5">
            <text:p>-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E5</text:p>
          </table:table-cell>
          <table:table-cell office:value-type="string">
            <text:p>I/O</text:p>
          </table:table-cell>
          <table:table-cell table:formula="of:=[.D3]-2.5" office:value-type="float" office:value="-7.5">
            <text:p>-7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E6</text:p>
          </table:table-cell>
          <table:table-cell office:value-type="string">
            <text:p>I/O</text:p>
          </table:table-cell>
          <table:table-cell table:formula="of:=[.D4]-2.5" office:value-type="float" office:value="-10">
            <text:p>-1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VBAT</text:p>
          </table:table-cell>
          <table:table-cell office:value-type="string">
            <text:p>Power</text:p>
          </table:table-cell>
          <table:table-cell table:formula="of:=[.D5]-2.5" office:value-type="float" office:value="-12.5">
            <text:p>-12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C13</text:p>
          </table:table-cell>
          <table:table-cell office:value-type="string">
            <text:p>I/O</text:p>
          </table:table-cell>
          <table:table-cell table:formula="of:=[.D6]-2.5" office:value-type="float" office:value="-15">
            <text:p>-1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C14*</text:p>
          </table:table-cell>
          <table:table-cell office:value-type="string">
            <text:p>I/O</text:p>
          </table:table-cell>
          <table:table-cell table:formula="of:=[.D7]-2.5" office:value-type="float" office:value="-17.5">
            <text:p>-17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C15*</text:p>
          </table:table-cell>
          <table:table-cell office:value-type="string">
            <text:p>I/O</text:p>
          </table:table-cell>
          <table:table-cell table:formula="of:=[.D8]-2.5" office:value-type="float" office:value="-20">
            <text:p>-2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VSS</text:p>
          </table:table-cell>
          <table:table-cell office:value-type="string">
            <text:p>Power</text:p>
          </table:table-cell>
          <table:table-cell table:formula="of:=[.D9]-2.5" office:value-type="float" office:value="-22.5">
            <text:p>-22.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VDD</text:p>
          </table:table-cell>
          <table:table-cell office:value-type="string">
            <text:p>Power</text:p>
          </table:table-cell>
          <table:table-cell table:formula="of:=[.D10]-2.5" office:value-type="float" office:value="-25">
            <text:p>-2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H0*</text:p>
          </table:table-cell>
          <table:table-cell office:value-type="string">
            <text:p>I/O</text:p>
          </table:table-cell>
          <table:table-cell table:formula="of:=[.D11]-2.5" office:value-type="float" office:value="-27.5">
            <text:p>-27.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H1*</text:p>
          </table:table-cell>
          <table:table-cell office:value-type="string">
            <text:p>I/O</text:p>
          </table:table-cell>
          <table:table-cell table:formula="of:=[.D12]-2.5" office:value-type="float" office:value="-30">
            <text:p>-3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NRST</text:p>
          </table:table-cell>
          <table:table-cell office:value-type="string">
            <text:p>Input</text:p>
          </table:table-cell>
          <table:table-cell table:formula="of:=[.D13]-2.5" office:value-type="float" office:value="-32.5">
            <text:p>-32.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C0</text:p>
          </table:table-cell>
          <table:table-cell office:value-type="string">
            <text:p>I/O</text:p>
          </table:table-cell>
          <table:table-cell table:formula="of:=[.D14]-2.5" office:value-type="float" office:value="-35">
            <text:p>-3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C1</text:p>
          </table:table-cell>
          <table:table-cell office:value-type="string">
            <text:p>I/O</text:p>
          </table:table-cell>
          <table:table-cell table:formula="of:=[.D15]-2.5" office:value-type="float" office:value="-37.5">
            <text:p>-37.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PC2</text:p>
          </table:table-cell>
          <table:table-cell office:value-type="string">
            <text:p>I/O</text:p>
          </table:table-cell>
          <table:table-cell table:formula="of:=[.D16]-2.5" office:value-type="float" office:value="-40">
            <text:p>-4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PC3</text:p>
          </table:table-cell>
          <table:table-cell office:value-type="string">
            <text:p>I/O</text:p>
          </table:table-cell>
          <table:table-cell table:formula="of:=[.D17]-2.5" office:value-type="float" office:value="-42.5">
            <text:p>-42.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VDD</text:p>
          </table:table-cell>
          <table:table-cell office:value-type="string">
            <text:p>Power</text:p>
          </table:table-cell>
          <table:table-cell table:formula="of:=[.D18]-2.5" office:value-type="float" office:value="-45">
            <text:p>-4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VSSA</text:p>
          </table:table-cell>
          <table:table-cell office:value-type="string">
            <text:p>Power</text:p>
          </table:table-cell>
          <table:table-cell table:formula="of:=[.D19]-2.5" office:value-type="float" office:value="-47.5">
            <text:p>-47.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VREF</text:p>
          </table:table-cell>
          <table:table-cell office:value-type="string">
            <text:p>Power</text:p>
          </table:table-cell>
          <table:table-cell table:formula="of:=[.D20]-2.5" office:value-type="float" office:value="-50">
            <text:p>-5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VDDA</text:p>
          </table:table-cell>
          <table:table-cell office:value-type="string">
            <text:p>Power</text:p>
          </table:table-cell>
          <table:table-cell table:formula="of:=[.D21]-2.5" office:value-type="float" office:value="-52.5">
            <text:p>-52.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PA0</text:p>
          </table:table-cell>
          <table:table-cell office:value-type="string">
            <text:p>I/O</text:p>
          </table:table-cell>
          <table:table-cell table:formula="of:=[.D22]-2.5" office:value-type="float" office:value="-55">
            <text:p>-5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PA1</text:p>
          </table:table-cell>
          <table:table-cell office:value-type="string">
            <text:p>I/O</text:p>
          </table:table-cell>
          <table:table-cell table:formula="of:=[.D23]-2.5" office:value-type="float" office:value="-57.5">
            <text:p>-57.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A2</text:p>
          </table:table-cell>
          <table:table-cell office:value-type="string">
            <text:p>I/O</text:p>
          </table:table-cell>
          <table:table-cell table:formula="of:=[.D24]-2.5" office:value-type="float" office:value="-60">
            <text:p>-6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A3</text:p>
          </table:table-cell>
          <table:table-cell office:value-type="string">
            <text:p>I/O</text:p>
          </table:table-cell>
          <table:table-cell table:formula="of:=[.D25]-2.5" office:value-type="float" office:value="-62.5">
            <text:p>-62.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VSS</text:p>
          </table:table-cell>
          <table:table-cell office:value-type="string">
            <text:p>Power</text:p>
          </table:table-cell>
          <table:table-cell table:formula="of:=[.D26]-2.5" office:value-type="float" office:value="-65">
            <text:p>-6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VDD</text:p>
          </table:table-cell>
          <table:table-cell office:value-type="string">
            <text:p>Power</text:p>
          </table:table-cell>
          <table:table-cell table:formula="of:=[.D27]-2.5" office:value-type="float" office:value="-67.5">
            <text:p>-67.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PA4</text:p>
          </table:table-cell>
          <table:table-cell office:value-type="string">
            <text:p>I/O</text:p>
          </table:table-cell>
          <table:table-cell table:formula="of:=[.D28]-2.5" office:value-type="float" office:value="-70">
            <text:p>-7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PA5</text:p>
          </table:table-cell>
          <table:table-cell office:value-type="string">
            <text:p>I/O</text:p>
          </table:table-cell>
          <table:table-cell table:formula="of:=[.D29]-2.5" office:value-type="float" office:value="-72.5">
            <text:p>-72.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PA6</text:p>
          </table:table-cell>
          <table:table-cell office:value-type="string">
            <text:p>I/O</text:p>
          </table:table-cell>
          <table:table-cell table:formula="of:=[.D30]-2.5" office:value-type="float" office:value="-75">
            <text:p>-7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PA7</text:p>
          </table:table-cell>
          <table:table-cell office:value-type="string">
            <text:p>I/O</text:p>
          </table:table-cell>
          <table:table-cell table:formula="of:=[.D31]-2.5" office:value-type="float" office:value="-77.5">
            <text:p>-77.5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PC4</text:p>
          </table:table-cell>
          <table:table-cell office:value-type="string">
            <text:p>I/O</text:p>
          </table:table-cell>
          <table:table-cell table:formula="of:=[.D32]-2.5" office:value-type="float" office:value="-80">
            <text:p>-8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PC5</text:p>
          </table:table-cell>
          <table:table-cell office:value-type="string">
            <text:p>I/O</text:p>
          </table:table-cell>
          <table:table-cell table:formula="of:=[.D33]-2.5" office:value-type="float" office:value="-82.5">
            <text:p>-82.5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PB0</text:p>
          </table:table-cell>
          <table:table-cell office:value-type="string">
            <text:p>I/O</text:p>
          </table:table-cell>
          <table:table-cell table:formula="of:=[.D34]-2.5" office:value-type="float" office:value="-85">
            <text:p>-85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PB1</text:p>
          </table:table-cell>
          <table:table-cell office:value-type="string">
            <text:p>I/O</text:p>
          </table:table-cell>
          <table:table-cell table:formula="of:=[.D35]-2.5" office:value-type="float" office:value="-87.5">
            <text:p>-87.5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PB2*</text:p>
          </table:table-cell>
          <table:table-cell office:value-type="string">
            <text:p>I/O</text:p>
          </table:table-cell>
          <table:table-cell table:formula="of:=[.D36]-2.5" office:value-type="float" office:value="-90">
            <text:p>-9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PE7</text:p>
          </table:table-cell>
          <table:table-cell office:value-type="string">
            <text:p>I/O</text:p>
          </table:table-cell>
          <table:table-cell table:formula="of:=[.D37]-2.5" office:value-type="float" office:value="-92.5">
            <text:p>-92.5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PE8</text:p>
          </table:table-cell>
          <table:table-cell office:value-type="string">
            <text:p>I/O</text:p>
          </table:table-cell>
          <table:table-cell table:formula="of:=[.D38]-2.5" office:value-type="float" office:value="-95">
            <text:p>-9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PE9</text:p>
          </table:table-cell>
          <table:table-cell office:value-type="string">
            <text:p>I/O</text:p>
          </table:table-cell>
          <table:table-cell table:formula="of:=[.D39]-2.5" office:value-type="float" office:value="-97.5">
            <text:p>-97.5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PE10</text:p>
          </table:table-cell>
          <table:table-cell office:value-type="string">
            <text:p>I/O</text:p>
          </table:table-cell>
          <table:table-cell table:formula="of:=[.D40]-2.5" office:value-type="float" office:value="-100">
            <text:p>-10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PE11</text:p>
          </table:table-cell>
          <table:table-cell office:value-type="string">
            <text:p>I/O</text:p>
          </table:table-cell>
          <table:table-cell table:formula="of:=[.D41]-2.5" office:value-type="float" office:value="-102.5">
            <text:p>-102.5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PE12</text:p>
          </table:table-cell>
          <table:table-cell office:value-type="string">
            <text:p>I/O</text:p>
          </table:table-cell>
          <table:table-cell table:formula="of:=[.D42]-2.5" office:value-type="float" office:value="-105">
            <text:p>-105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PE13</text:p>
          </table:table-cell>
          <table:table-cell office:value-type="string">
            <text:p>I/O</text:p>
          </table:table-cell>
          <table:table-cell table:formula="of:=[.D43]-2.5" office:value-type="float" office:value="-107.5">
            <text:p>-107.5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PE14</text:p>
          </table:table-cell>
          <table:table-cell office:value-type="string">
            <text:p>I/O</text:p>
          </table:table-cell>
          <table:table-cell table:formula="of:=[.D44]-2.5" office:value-type="float" office:value="-110">
            <text:p>-11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PE15</text:p>
          </table:table-cell>
          <table:table-cell office:value-type="string">
            <text:p>I/O</text:p>
          </table:table-cell>
          <table:table-cell table:formula="of:=[.D45]-2.5" office:value-type="float" office:value="-112.5">
            <text:p>-112.5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PB10</text:p>
          </table:table-cell>
          <table:table-cell office:value-type="string">
            <text:p>I/O</text:p>
          </table:table-cell>
          <table:table-cell table:formula="of:=[.D46]-2.5" office:value-type="float" office:value="-115">
            <text:p>-115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PB11</text:p>
          </table:table-cell>
          <table:table-cell office:value-type="string">
            <text:p>I/O</text:p>
          </table:table-cell>
          <table:table-cell table:formula="of:=[.D47]-2.5" office:value-type="float" office:value="-117.5">
            <text:p>-117.5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VCAP1</text:p>
          </table:table-cell>
          <table:table-cell office:value-type="string">
            <text:p>Power</text:p>
          </table:table-cell>
          <table:table-cell table:formula="of:=[.D48]-2.5" office:value-type="float" office:value="-120">
            <text:p>-12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VDD</text:p>
          </table:table-cell>
          <table:table-cell office:value-type="string">
            <text:p>Power</text:p>
          </table:table-cell>
          <table:table-cell table:formula="of:=[.D49]-2.5" office:value-type="float" office:value="-122.5">
            <text:p>-122.5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PB12</text:p>
          </table:table-cell>
          <table:table-cell office:value-type="string">
            <text:p>I/O</text:p>
          </table:table-cell>
          <table:table-cell table:formula="of:=[.D50]-2.5" office:value-type="float" office:value="-125">
            <text:p>-125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PB13</text:p>
          </table:table-cell>
          <table:table-cell office:value-type="string">
            <text:p>I/O</text:p>
          </table:table-cell>
          <table:table-cell table:formula="of:=[.D51]-2.5" office:value-type="float" office:value="-127.5">
            <text:p>-127.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PB14</text:p>
          </table:table-cell>
          <table:table-cell office:value-type="string">
            <text:p>I/O</text:p>
          </table:table-cell>
          <table:table-cell table:formula="of:=[.D52]-2.5" office:value-type="float" office:value="-130">
            <text:p>-13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PB15</text:p>
          </table:table-cell>
          <table:table-cell office:value-type="string">
            <text:p>I/O</text:p>
          </table:table-cell>
          <table:table-cell table:formula="of:=[.D53]-2.5" office:value-type="float" office:value="-132.5">
            <text:p>-132.5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PD8</text:p>
          </table:table-cell>
          <table:table-cell office:value-type="string">
            <text:p>I/O</text:p>
          </table:table-cell>
          <table:table-cell table:formula="of:=[.D54]-2.5" office:value-type="float" office:value="-135">
            <text:p>-135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PD9</text:p>
          </table:table-cell>
          <table:table-cell office:value-type="string">
            <text:p>I/O</text:p>
          </table:table-cell>
          <table:table-cell table:formula="of:=[.D55]-2.5" office:value-type="float" office:value="-137.5">
            <text:p>-137.5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PD10</text:p>
          </table:table-cell>
          <table:table-cell office:value-type="string">
            <text:p>I/O</text:p>
          </table:table-cell>
          <table:table-cell table:formula="of:=[.D56]-2.5" office:value-type="float" office:value="-140">
            <text:p>-14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PD11</text:p>
          </table:table-cell>
          <table:table-cell office:value-type="string">
            <text:p>I/O</text:p>
          </table:table-cell>
          <table:table-cell table:formula="of:=[.D57]-2.5" office:value-type="float" office:value="-142.5">
            <text:p>-142.5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PD12</text:p>
          </table:table-cell>
          <table:table-cell office:value-type="string">
            <text:p>I/O</text:p>
          </table:table-cell>
          <table:table-cell table:formula="of:=[.D58]-2.5" office:value-type="float" office:value="-145">
            <text:p>-14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PD13</text:p>
          </table:table-cell>
          <table:table-cell office:value-type="string">
            <text:p>I/O</text:p>
          </table:table-cell>
          <table:table-cell table:formula="of:=[.D59]-2.5" office:value-type="float" office:value="-147.5">
            <text:p>-147.5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PD14</text:p>
          </table:table-cell>
          <table:table-cell office:value-type="string">
            <text:p>I/O</text:p>
          </table:table-cell>
          <table:table-cell table:formula="of:=[.D60]-2.5" office:value-type="float" office:value="-150">
            <text:p>-15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PD15</text:p>
          </table:table-cell>
          <table:table-cell office:value-type="string">
            <text:p>I/O</text:p>
          </table:table-cell>
          <table:table-cell table:formula="of:=[.D61]-2.5" office:value-type="float" office:value="-152.5">
            <text:p>-152.5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PC6</text:p>
          </table:table-cell>
          <table:table-cell office:value-type="string">
            <text:p>I/O</text:p>
          </table:table-cell>
          <table:table-cell table:formula="of:=[.D62]-2.5" office:value-type="float" office:value="-155">
            <text:p>-155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PC7</text:p>
          </table:table-cell>
          <table:table-cell office:value-type="string">
            <text:p>I/O</text:p>
          </table:table-cell>
          <table:table-cell table:formula="of:=[.D63]-2.5" office:value-type="float" office:value="-157.5">
            <text:p>-157.5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PC8</text:p>
          </table:table-cell>
          <table:table-cell office:value-type="string">
            <text:p>I/O</text:p>
          </table:table-cell>
          <table:table-cell table:formula="of:=[.D64]-2.5" office:value-type="float" office:value="-160">
            <text:p>-16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PC9</text:p>
          </table:table-cell>
          <table:table-cell office:value-type="string">
            <text:p>I/O</text:p>
          </table:table-cell>
          <table:table-cell table:formula="of:=[.D65]-2.5" office:value-type="float" office:value="-162.5">
            <text:p>-162.5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PA8</text:p>
          </table:table-cell>
          <table:table-cell office:value-type="string">
            <text:p>I/O</text:p>
          </table:table-cell>
          <table:table-cell table:formula="of:=[.D66]-2.5" office:value-type="float" office:value="-165">
            <text:p>-165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PA9</text:p>
          </table:table-cell>
          <table:table-cell office:value-type="string">
            <text:p>I/O</text:p>
          </table:table-cell>
          <table:table-cell table:formula="of:=[.D67]-2.5" office:value-type="float" office:value="-167.5">
            <text:p>-167.5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PA10</text:p>
          </table:table-cell>
          <table:table-cell office:value-type="string">
            <text:p>I/O</text:p>
          </table:table-cell>
          <table:table-cell table:formula="of:=[.D68]-2.5" office:value-type="float" office:value="-170">
            <text:p>-1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PA11</text:p>
          </table:table-cell>
          <table:table-cell office:value-type="string">
            <text:p>I/O</text:p>
          </table:table-cell>
          <table:table-cell table:formula="of:=[.D69]-2.5" office:value-type="float" office:value="-172.5">
            <text:p>-172.5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PA12</text:p>
          </table:table-cell>
          <table:table-cell office:value-type="string">
            <text:p>I/O</text:p>
          </table:table-cell>
          <table:table-cell table:formula="of:=[.D70]-2.5" office:value-type="float" office:value="-175">
            <text:p>-175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PA13*</text:p>
          </table:table-cell>
          <table:table-cell office:value-type="string">
            <text:p>I/O</text:p>
          </table:table-cell>
          <table:table-cell table:formula="of:=[.D71]-2.5" office:value-type="float" office:value="-177.5">
            <text:p>-177.5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VCAP2</text:p>
          </table:table-cell>
          <table:table-cell office:value-type="string">
            <text:p>Power</text:p>
          </table:table-cell>
          <table:table-cell table:formula="of:=[.D72]-2.5" office:value-type="float" office:value="-180">
            <text:p>-18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VSS</text:p>
          </table:table-cell>
          <table:table-cell office:value-type="string">
            <text:p>Power</text:p>
          </table:table-cell>
          <table:table-cell table:formula="of:=[.D73]-2.5" office:value-type="float" office:value="-182.5">
            <text:p>-182.5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VDD</text:p>
          </table:table-cell>
          <table:table-cell office:value-type="string">
            <text:p>Power</text:p>
          </table:table-cell>
          <table:table-cell table:formula="of:=[.D74]-2.5" office:value-type="float" office:value="-185">
            <text:p>-185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PA14*</text:p>
          </table:table-cell>
          <table:table-cell office:value-type="string">
            <text:p>I/O</text:p>
          </table:table-cell>
          <table:table-cell table:formula="of:=[.D75]-2.5" office:value-type="float" office:value="-187.5">
            <text:p>-187.5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PA15</text:p>
          </table:table-cell>
          <table:table-cell office:value-type="string">
            <text:p>I/O</text:p>
          </table:table-cell>
          <table:table-cell table:formula="of:=[.D76]-2.5" office:value-type="float" office:value="-190">
            <text:p>-190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PC10</text:p>
          </table:table-cell>
          <table:table-cell office:value-type="string">
            <text:p>I/O</text:p>
          </table:table-cell>
          <table:table-cell table:formula="of:=[.D77]-2.5" office:value-type="float" office:value="-192.5">
            <text:p>-192.5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PC11</text:p>
          </table:table-cell>
          <table:table-cell office:value-type="string">
            <text:p>I/O</text:p>
          </table:table-cell>
          <table:table-cell table:formula="of:=[.D78]-2.5" office:value-type="float" office:value="-195">
            <text:p>-195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PC12</text:p>
          </table:table-cell>
          <table:table-cell office:value-type="string">
            <text:p>I/O</text:p>
          </table:table-cell>
          <table:table-cell table:formula="of:=[.D79]-2.5" office:value-type="float" office:value="-197.5">
            <text:p>-197.5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PD0</text:p>
          </table:table-cell>
          <table:table-cell office:value-type="string">
            <text:p>I/O</text:p>
          </table:table-cell>
          <table:table-cell table:formula="of:=[.D80]-2.5" office:value-type="float" office:value="-200">
            <text:p>-20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PD1</text:p>
          </table:table-cell>
          <table:table-cell office:value-type="string">
            <text:p>I/O</text:p>
          </table:table-cell>
          <table:table-cell table:formula="of:=[.D81]-2.5" office:value-type="float" office:value="-202.5">
            <text:p>-202.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PD2</text:p>
          </table:table-cell>
          <table:table-cell office:value-type="string">
            <text:p>I/O</text:p>
          </table:table-cell>
          <table:table-cell table:formula="of:=[.D82]-2.5" office:value-type="float" office:value="-205">
            <text:p>-205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PD3</text:p>
          </table:table-cell>
          <table:table-cell office:value-type="string">
            <text:p>I/O</text:p>
          </table:table-cell>
          <table:table-cell table:formula="of:=[.D83]-2.5" office:value-type="float" office:value="-207.5">
            <text:p>-207.5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PD4</text:p>
          </table:table-cell>
          <table:table-cell office:value-type="string">
            <text:p>I/O</text:p>
          </table:table-cell>
          <table:table-cell table:formula="of:=[.D84]-2.5" office:value-type="float" office:value="-210">
            <text:p>-21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PD5</text:p>
          </table:table-cell>
          <table:table-cell office:value-type="string">
            <text:p>I/O</text:p>
          </table:table-cell>
          <table:table-cell table:formula="of:=[.D85]-2.5" office:value-type="float" office:value="-212.5">
            <text:p>-212.5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PD6</text:p>
          </table:table-cell>
          <table:table-cell office:value-type="string">
            <text:p>I/O</text:p>
          </table:table-cell>
          <table:table-cell table:formula="of:=[.D86]-2.5" office:value-type="float" office:value="-215">
            <text:p>-215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PD7</text:p>
          </table:table-cell>
          <table:table-cell office:value-type="string">
            <text:p>I/O</text:p>
          </table:table-cell>
          <table:table-cell table:formula="of:=[.D87]-2.5" office:value-type="float" office:value="-217.5">
            <text:p>-217.5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PB3</text:p>
          </table:table-cell>
          <table:table-cell office:value-type="string">
            <text:p>I/O</text:p>
          </table:table-cell>
          <table:table-cell table:formula="of:=[.D88]-2.5" office:value-type="float" office:value="-220">
            <text:p>-22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PB4</text:p>
          </table:table-cell>
          <table:table-cell office:value-type="string">
            <text:p>I/O</text:p>
          </table:table-cell>
          <table:table-cell table:formula="of:=[.D89]-2.5" office:value-type="float" office:value="-222.5">
            <text:p>-222.5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PB5</text:p>
          </table:table-cell>
          <table:table-cell office:value-type="string">
            <text:p>I/O</text:p>
          </table:table-cell>
          <table:table-cell table:formula="of:=[.D90]-2.5" office:value-type="float" office:value="-225">
            <text:p>-22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PB6</text:p>
          </table:table-cell>
          <table:table-cell office:value-type="string">
            <text:p>I/O</text:p>
          </table:table-cell>
          <table:table-cell table:formula="of:=[.D91]-2.5" office:value-type="float" office:value="-227.5">
            <text:p>-227.5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PB7</text:p>
          </table:table-cell>
          <table:table-cell office:value-type="string">
            <text:p>I/O</text:p>
          </table:table-cell>
          <table:table-cell table:formula="of:=[.D92]-2.5" office:value-type="float" office:value="-230">
            <text:p>-230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BOOT0</text:p>
          </table:table-cell>
          <table:table-cell office:value-type="string">
            <text:p>Input</text:p>
          </table:table-cell>
          <table:table-cell table:formula="of:=[.D93]-2.5" office:value-type="float" office:value="-232.5">
            <text:p>-232.5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PB8</text:p>
          </table:table-cell>
          <table:table-cell office:value-type="string">
            <text:p>I/O</text:p>
          </table:table-cell>
          <table:table-cell table:formula="of:=[.D94]-2.5" office:value-type="float" office:value="-235">
            <text:p>-235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PB9</text:p>
          </table:table-cell>
          <table:table-cell office:value-type="string">
            <text:p>I/O</text:p>
          </table:table-cell>
          <table:table-cell table:formula="of:=[.D95]-2.5" office:value-type="float" office:value="-237.5">
            <text:p>-237.5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PE0</text:p>
          </table:table-cell>
          <table:table-cell office:value-type="string">
            <text:p>I/O</text:p>
          </table:table-cell>
          <table:table-cell table:formula="of:=[.D96]-2.5" office:value-type="float" office:value="-240">
            <text:p>-24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PE1</text:p>
          </table:table-cell>
          <table:table-cell office:value-type="string">
            <text:p>I/O</text:p>
          </table:table-cell>
          <table:table-cell table:formula="of:=[.D97]-2.5" office:value-type="float" office:value="-242.5">
            <text:p>-242.5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VSS</text:p>
          </table:table-cell>
          <table:table-cell office:value-type="string">
            <text:p>Power</text:p>
          </table:table-cell>
          <table:table-cell table:formula="of:=[.D98]-2.5" office:value-type="float" office:value="-245">
            <text:p>-24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VDD</text:p>
          </table:table-cell>
          <table:table-cell office:value-type="string">
            <text:p>Power</text:p>
          </table:table-cell>
          <table:table-cell table:formula="of:=[.D99]-2.5" office:value-type="float" office:value="-247.5">
            <text:p>-247.5</text:p>
          </table:table-cell>
        </table:table-row>
      </table:table>
      <table:table table:name="STM32F20x LQFP64" table:style-name="ta1" table:print="false">
        <table:table-column table:style-name="co2" table:number-columns-repeated="1024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VBAT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C13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C14/OSC32_IN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C15/OSC32_OUT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H0/OSC_IN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H1/OSC_OUT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NRST</text:p>
          </table:table-cell>
          <table:table-cell office:value-type="string">
            <text:p>Input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C0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C1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C2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C3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VSSA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VDDA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A0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A1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A2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PA3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VSS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VDD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PA4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A5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PA6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PA7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PC4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C5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B0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PB1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PB2/BOOT1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PB10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PB11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VCAP_1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VDD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PB12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PB13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PB14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PB15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PC6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PC7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PC8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PC9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PA8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PA9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PA10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PA11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PA12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PA13/SWDIO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VCAP_2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VDD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PA14/SWCLK 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PA15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PC10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PC11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PC12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PD2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PB3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PB4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PB5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PB6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PB7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BOOT0</text:p>
          </table:table-cell>
          <table:table-cell office:value-type="string">
            <text:p>Input</text:p>
          </table:table-cell>
          <table:table-cell table:number-columns-repeated="1021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PB8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PB9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VSS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VDD</text:p>
          </table:table-cell>
          <table:table-cell office:value-type="string">
            <text:p>Power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8P0"/>
    </number:currency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31">07/31/2017</text:date>, <text:time>16:38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ris </meta:initial-creator>
    <meta:creation-date>2017-04-23T07:14:03.20</meta:creation-date>
    <meta:generator>OpenOffice/4.1.2$Win32 OpenOffice.org_project/412m3$Build-9782</meta:generator>
    <dc:date>2017-07-31T16:38:58.08</dc:date>
    <meta:editing-duration>PT3H32M46S</meta:editing-duration>
    <meta:editing-cycles>30</meta:editing-cycles>
    <meta:document-statistic meta:table-count="13" meta:cell-count="1431" meta:object-count="0"/>
  </office:meta>
</office:document-meta>
</file>